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5.768cm"/>
    </style:style>
    <style:style style:name="co3" style:family="table-column">
      <style:table-column-properties fo:break-before="auto" style:column-width="4.974cm"/>
    </style:style>
    <style:style style:name="co4" style:family="table-column">
      <style:table-column-properties fo:break-before="auto" style:column-width="3.254cm"/>
    </style:style>
    <style:style style:name="co5" style:family="table-column">
      <style:table-column-properties fo:break-before="auto" style:column-width="3.572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3.201cm"/>
    </style:style>
    <style:style style:name="co9" style:family="table-column">
      <style:table-column-properties fo:break-before="auto" style:column-width="1.826cm"/>
    </style:style>
    <style:style style:name="co10" style:family="table-column">
      <style:table-column-properties fo:break-before="auto" style:column-width="2.064cm"/>
    </style:style>
    <style:style style:name="co11" style:family="table-column">
      <style:table-column-properties fo:break-before="auto" style:column-width="2.778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2.91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3.122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3.096cm"/>
    </style:style>
    <style:style style:name="co18" style:family="table-column">
      <style:table-column-properties fo:break-before="auto" style:column-width="2.196cm"/>
    </style:style>
    <style:style style:name="co19" style:family="table-column">
      <style:table-column-properties fo:break-before="auto" style:column-width="2.593cm"/>
    </style:style>
    <style:style style:name="co20" style:family="table-column">
      <style:table-column-properties fo:break-before="auto" style:column-width="2.805cm"/>
    </style:style>
    <style:style style:name="co21" style:family="table-column">
      <style:table-column-properties fo:break-before="auto" style:column-width="2.037cm"/>
    </style:style>
    <style:style style:name="co22" style:family="table-column">
      <style:table-column-properties fo:break-before="auto" style:column-width="6.403cm"/>
    </style:style>
    <style:style style:name="co23" style:family="table-column">
      <style:table-column-properties fo:break-before="auto" style:column-width="2.09cm"/>
    </style:style>
    <style:style style:name="co24" style:family="table-column">
      <style:table-column-properties fo:break-before="auto" style:column-width="2.434cm"/>
    </style:style>
    <style:style style:name="co25" style:family="table-column">
      <style:table-column-properties fo:break-before="auto" style:column-width="1.244cm"/>
    </style:style>
    <style:style style:name="co26" style:family="table-column">
      <style:table-column-properties fo:break-before="auto" style:column-width="1.931cm"/>
    </style:style>
    <style:style style:name="co27" style:family="table-column">
      <style:table-column-properties fo:break-before="auto" style:column-width="2.64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Neutro" style:data-style-name="N0">
      <style:table-cell-properties fo:background-color="#ffeb9c"/>
      <style:text-properties fo:color="#9c6500"/>
    </style:style>
    <style:style style:name="ce6" style:family="table-cell" style:parent-style-name="Neutro" style:data-style-name="N0">
      <style:table-cell-properties fo:background-color="#ffeb9c" style:text-align-source="fix" style:repeat-content="false" style:vertical-align="middle"/>
      <style:paragraph-properties fo:text-align="center"/>
      <style:text-properties fo:color="#9c6500"/>
    </style:style>
    <style:style style:name="ce7" style:family="table-cell" style:parent-style-name="Default" style:data-style-name="N2"/>
    <style:style style:name="ce8" style:family="table-cell" style:parent-style-name="Default" style:data-style-name="N61"/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Folha1" table:style-name="ta3"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9" table:default-cell-style-name="ce3"/>
        <table:table-column table:style-name="co8" table:default-cell-style-name="ce3"/>
        <table:table-column table:style-name="co10" table:default-cell-style-name="ce3"/>
        <table:table-column table:style-name="co11" table:number-columns-repeated="5" table:default-cell-style-name="ce3"/>
        <table:table-column table:style-name="co10" table:default-cell-style-name="ce3"/>
        <table:table-column table:style-name="co12" table:default-cell-style-name="ce3"/>
        <table:table-column table:style-name="co8" table:number-columns-repeated="2" table:default-cell-style-name="ce3"/>
        <table:table-column table:style-name="co6" table:default-cell-style-name="ce3"/>
        <table:table-column table:style-name="co13" table:default-cell-style-name="ce3"/>
        <table:table-column table:style-name="co14" table:default-cell-style-name="ce3"/>
        <table:table-column table:style-name="co13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8" table:number-columns-repeated="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0" table:default-cell-style-name="ce3"/>
        <table:table-column table:style-name="co8" table:default-cell-style-name="ce3"/>
        <table:table-column table:style-name="co21" table:default-cell-style-name="ce3"/>
        <table:table-column table:style-name="co8" table:number-columns-repeated="3" table:default-cell-style-name="ce3"/>
        <table:table-column table:style-name="co22" table:default-cell-style-name="ce3"/>
        <table:table-column table:style-name="co8" table:default-cell-style-name="ce3"/>
        <table:table-column table:style-name="co23" table:default-cell-style-name="ce3"/>
        <table:table-column table:style-name="co24" table:default-cell-style-name="ce3"/>
        <table:table-column table:style-name="co8" table:default-cell-style-name="ce3"/>
        <table:table-column table:style-name="co25" table:default-cell-style-name="ce3"/>
        <table:table-column table:style-name="co9" table:default-cell-style-name="ce3"/>
        <table:table-column table:style-name="co8" table:number-columns-repeated="3" table:default-cell-style-name="ce3"/>
        <table:table-column table:style-name="co26" table:default-cell-style-name="ce3"/>
        <table:table-column table:style-name="co27" table:default-cell-style-name="ce3"/>
        <table:table-column table:style-name="co8" table:number-columns-repeated="972" table:default-cell-style-name="ce3"/>
        <table:table-row table:style-name="ro1">
          <table:table-cell table:style-name="ce2" office:value-type="string" calcext:value-type="string">
            <text:p>TABELA 1</text:p>
          </table:table-cell>
          <table:table-cell/>
          <table:table-cell office:value-type="string" calcext:value-type="string">
            <text:p>Energia (KeV)</text:p>
          </table:table-cell>
          <table:table-cell table:number-columns-repeated="4"/>
          <table:table-cell office:value-type="string" calcext:value-type="string">
            <text:p>Area sinal</text:p>
          </table:table-cell>
          <table:table-cell office:value-type="string" calcext:value-type="string">
            <text:p>e Area</text:p>
          </table:table-cell>
          <table:table-cell office:value-type="string" calcext:value-type="string">
            <text:p>Centro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 centroide</text:p>
          </table:table-cell>
          <table:table-cell office:value-type="string" calcext:value-type="string">
            <text:p>e centroide maj</text:p>
          </table:table-cell>
          <table:table-cell office:value-type="string" calcext:value-type="string">
            <text:p>R (canais)</text:p>
          </table:table-cell>
          <table:table-cell office:value-type="string" calcext:value-type="string">
            <text:p>e R (canais)</text:p>
          </table:table-cell>
          <table:table-cell office:value-type="string" calcext:value-type="string">
            <text:p>e R (canais) maj</text:p>
          </table:table-cell>
          <table:table-cell table:number-columns-repeated="2"/>
          <table:table-cell office:value-type="string" calcext:value-type="string">
            <text:p>Calibracao</text:p>
          </table:table-cell>
          <table:table-cell/>
          <table:table-cell table:style-name="ce2" office:value-type="string" calcext:value-type="string">
            <text:p>TABELA 2</text:p>
          </table:table-cell>
          <table:table-cell office:value-type="string" calcext:value-type="string">
            <text:p>Energia (keV)</text:p>
          </table:table-cell>
          <table:table-cell office:value-type="string" calcext:value-type="string">
            <text:p>centroide(canal)</text:p>
          </table:table-cell>
          <table:table-cell office:value-type="string" calcext:value-type="string">
            <text:p>e centroide (canal)</text:p>
          </table:table-cell>
          <table:table-cell office:value-type="string" calcext:value-type="string">
            <text:p>centroide(KeV)</text:p>
          </table:table-cell>
          <table:table-cell office:value-type="string" calcext:value-type="string">
            <text:p>e centroide (KeV)</text:p>
          </table:table-cell>
          <table:table-cell office:value-type="string" calcext:value-type="string">
            <text:p>desvios (%)</text:p>
          </table:table-cell>
          <table:table-cell office:value-type="string" calcext:value-type="string">
            <text:p>desvios (σ)</text:p>
          </table:table-cell>
          <table:table-cell/>
          <table:table-cell table:style-name="ce2" office:value-type="string" calcext:value-type="string">
            <text:p>TABELA 3</text:p>
          </table:table-cell>
          <table:table-cell office:value-type="string" calcext:value-type="string">
            <text:p>E teorica</text:p>
          </table:table-cell>
          <table:table-cell office:value-type="string" calcext:value-type="string">
            <text:p>FWHM(KeV)</text:p>
          </table:table-cell>
          <table:table-cell office:value-type="string" calcext:value-type="string">
            <text:p>e FWHM (KeV)</text:p>
          </table:table-cell>
          <table:table-cell office:value-type="string" calcext:value-type="string">
            <text:p>centroide (KeV)</text:p>
          </table:table-cell>
          <table:table-cell office:value-type="string" calcext:value-type="string">
            <text:p>e centroid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 R</text:p>
          </table:table-cell>
          <table:table-cell table:number-columns-repeated="3"/>
          <table:table-cell table:style-name="ce2" office:value-type="string" calcext:value-type="string">
            <text:p>COEFICIENTE DE ABSORÇAO MÁSSICA</text:p>
          </table:table-cell>
          <table:table-cell table:style-name="ce2" office:value-type="string" calcext:value-type="string">
            <text:p>TABELA 4</text:p>
          </table:table-cell>
          <table:table-cell table:style-name="ce9" office:value-type="string" calcext:value-type="string">
            <text:p>X (g/cm^2)</text:p>
          </table:table-cell>
          <table:table-cell office:value-type="string" calcext:value-type="string">
            <text:p>Energia (KeV)</text:p>
          </table:table-cell>
          <table:table-cell office:value-type="string" calcext:value-type="string">
            <text:p>Area sinal</text:p>
          </table:table-cell>
          <table:table-cell office:value-type="string" calcext:value-type="string">
            <text:p>e Area</text:p>
          </table:table-cell>
          <table:table-cell office:value-type="string" calcext:value-type="string">
            <text:p>Centroide</text:p>
          </table:table-cell>
          <table:table-cell office:value-type="string" calcext:value-type="string">
            <text:p>FWHM</text:p>
          </table:table-cell>
          <table:table-cell/>
          <table:table-cell table:style-name="ce2" office:value-type="string" calcext:value-type="string">
            <text:p>TABELA 5</text:p>
          </table:table-cell>
          <table:table-cell office:value-type="string" calcext:value-type="string">
            <text:p>X (g/cm^2)</text:p>
          </table:table-cell>
          <table:table-cell office:value-type="string" calcext:value-type="string">
            <text:p>I (contagens/s)</text:p>
          </table:table-cell>
          <table:table-cell office:value-type="string" calcext:value-type="string">
            <text:p>e I</text:p>
          </table:table-cell>
          <table:table-cell office:value-type="string" calcext:value-type="string">
            <text:p>ln(I/I0)</text:p>
          </table:table-cell>
          <table:table-cell office:value-type="string" calcext:value-type="string">
            <text:p>e ln(I/I0)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ESTUDO DO 60Co E DO 137Cs</text:p>
          </table:table-cell>
          <table:table-cell office:value-type="string" calcext:value-type="string">
            <text:p>Pico Cs</text:p>
          </table:table-cell>
          <table:table-cell office:value-type="float" office:value="662" calcext:value-type="float">
            <text:p>662</text:p>
          </table:table-cell>
          <table:table-cell table:number-columns-repeated="4"/>
          <table:table-cell office:value-type="float" office:value="2682" calcext:value-type="float">
            <text:p>2682</text:p>
          </table:table-cell>
          <table:table-cell office:value-type="float" office:value="181" calcext:value-type="float">
            <text:p>181</text:p>
          </table:table-cell>
          <table:table-cell office:value-type="float" office:value="439.6" calcext:value-type="float">
            <text:p>439.6</text:p>
          </table:table-cell>
          <table:table-cell office:value-type="float" office:value="24.74" calcext:value-type="float">
            <text:p>24.74</text:p>
          </table:table-cell>
          <table:table-cell table:formula="of:=[.K2]/(2.355*SQRT([.H2]))" office:value-type="float" office:value="0.202852048167485" calcext:value-type="float">
            <text:p>0.2028520482</text:p>
          </table:table-cell>
          <table:table-cell table:formula="of:=[.K2]/(2.355*SQRT([.H2]-[.I2]))" office:value-type="float" office:value="0.210064148483273" calcext:value-type="float">
            <text:p>0.2100641485</text:p>
          </table:table-cell>
          <table:table-cell table:formula="of:=[.K2]/[.J2]" office:value-type="float" office:value="0.0562784349408553" calcext:value-type="float">
            <text:p>0.0562784349</text:p>
          </table:table-cell>
          <table:table-cell table:formula="of:=[.K2]/[.J2]^2*[.L2]" office:value-type="float" office:value="0.0000259695081788286" calcext:value-type="float">
            <text:p>2.59695081788286E-005</text:p>
          </table:table-cell>
          <table:table-cell table:formula="of:=[.K2]/[.J2]^2*[.M2]" office:value-type="float" office:value="0.000026892815090587" calcext:value-type="float">
            <text:p>2.6892815090587E-005</text:p>
          </table:table-cell>
          <table:table-cell table:number-columns-repeated="2"/>
          <table:table-cell office:value-type="string" calcext:value-type="string">
            <text:p>E = a*c + b</text:p>
          </table:table-cell>
          <table:table-cell table:number-columns-repeated="2"/>
          <table:table-cell table:formula="of:=[.C2]" office:value-type="float" office:value="662" calcext:value-type="float">
            <text:p>662</text:p>
          </table:table-cell>
          <table:table-cell table:formula="of:=[.J2]" office:value-type="float" office:value="439.6" calcext:value-type="float">
            <text:p>439.6</text:p>
          </table:table-cell>
          <table:table-cell table:style-name="ce7" table:formula="of:=[.L2]" office:value-type="float" office:value="0.202852048167485" calcext:value-type="float">
            <text:p>0.20</text:p>
          </table:table-cell>
          <table:table-cell table:style-name="ce7" table:formula="of:=[.$S$5]*[.W2]+[.$S$6]" office:value-type="float" office:value="664.1914" calcext:value-type="float">
            <text:p>664.19</text:p>
          </table:table-cell>
          <table:table-cell table:style-name="ce7" table:formula="of:=[.$S$5]*[.X2]+[.W2]*[.$T$5]+[.$T$6]" office:value-type="float" office:value="0.523943740684735" calcext:value-type="float">
            <text:p>0.52</text:p>
          </table:table-cell>
          <table:table-cell table:style-name="ce7" table:formula="of:=ABS([.Y2]-[.C2])/[.C2]*100" office:value-type="float" office:value="0.331027190332333" calcext:value-type="float">
            <text:p>0.33</text:p>
          </table:table-cell>
          <table:table-cell table:style-name="ce7" table:formula="of:=ABS([.Y2]-[.C2])/[.Z2]" office:value-type="float" office:value="4.182510124343" calcext:value-type="float">
            <text:p>4.18</text:p>
          </table:table-cell>
          <table:table-cell table:number-columns-repeated="2"/>
          <table:table-cell table:formula="of:=[.C2]" office:value-type="float" office:value="662" calcext:value-type="float">
            <text:p>662</text:p>
          </table:table-cell>
          <table:table-cell table:formula="of:=[.$S$5]*[.K2]+[.$S$6]" office:value-type="float" office:value="38.16766" calcext:value-type="float">
            <text:p>38.16766</text:p>
          </table:table-cell>
          <table:table-cell table:formula="of:=[.$T$5]*[.AF2]+[.$T$6]" office:value-type="float" office:value="0.057267064" calcext:value-type="float">
            <text:p>0.057267064</text:p>
          </table:table-cell>
          <table:table-cell table:formula="of:=[.Y2]" office:value-type="float" office:value="664.1914" calcext:value-type="float">
            <text:p>664.1914</text:p>
          </table:table-cell>
          <table:table-cell table:formula="of:=[.Z2]" office:value-type="float" office:value="0.523943740684735" calcext:value-type="float">
            <text:p>0.5239437407</text:p>
          </table:table-cell>
          <table:table-cell table:formula="of:=[.AF2]/[.AH2]" office:value-type="float" office:value="0.057464851246192" calcext:value-type="float">
            <text:p>0.0574648512</text:p>
          </table:table-cell>
          <table:table-cell table:style-name="ce8" table:formula="of:=[.AF2]/[.AH2]^2*[.AI2]+[.AG2]/[.AH2]" office:value-type="float" office:value="0.000131551557457416" calcext:value-type="float">
            <text:p>1.32E-0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  <table:table-cell table:formula="of:=[.AQ2]" office:value-type="float" office:value="0" calcext:value-type="float">
            <text:p>0</text:p>
          </table:table-cell>
          <table:table-cell table:formula="of:=[.AS2]/[.$AO$5]" office:value-type="float" office:value="0" calcext:value-type="float">
            <text:p>0</text:p>
          </table:table-cell>
          <table:table-cell table:formula="of:=[.AT2]/[.$AO$5]" office:value-type="float" office:value="0" calcext:value-type="float">
            <text:p>0</text:p>
          </table:table-cell>
          <table:table-cell table:formula="of:=LN([.AZ2]/[.$AZ$2])" office:value-type="string" office:string-value="" calcext:value-type="error">
            <text:p>#DIV/0!</text:p>
          </table:table-cell>
          <table:table-cell table:formula="of:=[.AT2]/[.AS2]+[.$AT$2]/[.$AS$2]" office:value-type="string" office:string-value="" calcext:value-type="error">
            <text:p>#DIV/0!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Pico Co</text:p>
          </table:table-cell>
          <table:table-cell office:value-type="float" office:value="1173" calcext:value-type="float">
            <text:p>1173</text:p>
          </table:table-cell>
          <table:table-cell table:number-columns-repeated="4"/>
          <table:table-cell office:value-type="float" office:value="2920" calcext:value-type="float">
            <text:p>2920</text:p>
          </table:table-cell>
          <table:table-cell office:value-type="float" office:value="152" calcext:value-type="float">
            <text:p>152</text:p>
          </table:table-cell>
          <table:table-cell office:value-type="float" office:value="773.73" calcext:value-type="float">
            <text:p>773.73</text:p>
          </table:table-cell>
          <table:table-cell office:value-type="float" office:value="31.88" calcext:value-type="float">
            <text:p>31.88</text:p>
          </table:table-cell>
          <table:table-cell table:formula="of:=[.K3]/(2.355*SQRT([.H3]))" office:value-type="float" office:value="0.250516292368362" calcext:value-type="float">
            <text:p>0.2505162924</text:p>
          </table:table-cell>
          <table:table-cell table:formula="of:=[.K3]/(2.355*SQRT([.H3]-[.I3]))" office:value-type="float" office:value="0.257302708811871" calcext:value-type="float">
            <text:p>0.2573027088</text:p>
          </table:table-cell>
          <table:table-cell table:formula="of:=[.K3]/[.J3]" office:value-type="float" office:value="0.0412030036317579" calcext:value-type="float">
            <text:p>0.0412030036</text:p>
          </table:table-cell>
          <table:table-cell table:formula="of:=[.K3]/[.J3]^2*[.L3]" office:value-type="float" office:value="0.0000133406016365762" calcext:value-type="float">
            <text:p>1.33406016365762E-005</text:p>
          </table:table-cell>
          <table:table-cell table:formula="of:=[.K3]/[.J3]^2*[.M3]" office:value-type="float" office:value="0.0000137019948116741" calcext:value-type="float">
            <text:p>0.000013702</text:p>
          </table:table-cell>
          <table:table-cell table:number-columns-repeated="5"/>
          <table:table-cell table:formula="of:=[.C3]" office:value-type="float" office:value="1173" calcext:value-type="float">
            <text:p>1173</text:p>
          </table:table-cell>
          <table:table-cell table:formula="of:=[.J3]" office:value-type="float" office:value="773.73" calcext:value-type="float">
            <text:p>773.73</text:p>
          </table:table-cell>
          <table:table-cell table:style-name="ce7" table:formula="of:=[.L3]" office:value-type="float" office:value="0.250516292368362" calcext:value-type="float">
            <text:p>0.25</text:p>
          </table:table-cell>
          <table:table-cell table:style-name="ce7" table:formula="of:=[.$S$5]*[.W3]+[.$S$6]" office:value-type="float" office:value="1168.39357" calcext:value-type="float">
            <text:p>1168.39</text:p>
          </table:table-cell>
          <table:table-cell table:style-name="ce7" table:formula="of:=[.$S$5]*[.X3]+[.W3]*[.$T$5]+[.$T$6]" office:value-type="float" office:value="0.729521085183858" calcext:value-type="float">
            <text:p>0.73</text:p>
          </table:table-cell>
          <table:table-cell table:style-name="ce7" table:formula="of:=ABS([.Y3]-[.C3])/[.C3]*100" office:value-type="float" office:value="0.392705029838026" calcext:value-type="float">
            <text:p>0.39</text:p>
          </table:table-cell>
          <table:table-cell table:style-name="ce7" table:formula="of:=ABS([.Y3]-[.C3])/[.Z3]" office:value-type="float" office:value="6.31432057764185" calcext:value-type="float">
            <text:p>6.31</text:p>
          </table:table-cell>
          <table:table-cell table:number-columns-repeated="2"/>
          <table:table-cell table:formula="of:=[.C3]" office:value-type="float" office:value="1173" calcext:value-type="float">
            <text:p>1173</text:p>
          </table:table-cell>
          <table:table-cell table:formula="of:=[.$S$5]*[.K3]+[.$S$6]" office:value-type="float" office:value="48.94192" calcext:value-type="float">
            <text:p>48.94192</text:p>
          </table:table-cell>
          <table:table-cell table:formula="of:=[.$T$5]*[.AF3]+[.$T$6]" office:value-type="float" office:value="0.061576768" calcext:value-type="float">
            <text:p>0.061576768</text:p>
          </table:table-cell>
          <table:table-cell table:formula="of:=[.Y3]" office:value-type="float" office:value="1168.39357" calcext:value-type="float">
            <text:p>1168.39357</text:p>
          </table:table-cell>
          <table:table-cell table:formula="of:=[.Z3]" office:value-type="float" office:value="0.729521085183858" calcext:value-type="float">
            <text:p>0.7295210852</text:p>
          </table:table-cell>
          <table:table-cell table:formula="of:=[.AF3]/[.AH3]" office:value-type="float" office:value="0.0418882140886825" calcext:value-type="float">
            <text:p>0.0418882141</text:p>
          </table:table-cell>
          <table:table-cell table:style-name="ce8" table:formula="of:=[.AF3]/[.AH3]^2*[.AI3]+[.AG3]/[.AH3]" office:value-type="float" office:value="0.0000788562225641052" calcext:value-type="float">
            <text:p>7.89E-05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7"/>
          <table:table-cell table:formula="of:=[.AQ3]" office:value-type="float" office:value="900" calcext:value-type="float">
            <text:p>900</text:p>
          </table:table-cell>
          <table:table-cell table:formula="of:=[.AS3]/[.$AO$5]" office:value-type="float" office:value="0" calcext:value-type="float">
            <text:p>0</text:p>
          </table:table-cell>
          <table:table-cell table:formula="of:=[.AT3]/[.$AO$5]" office:value-type="float" office:value="0" calcext:value-type="float">
            <text:p>0</text:p>
          </table:table-cell>
          <table:table-cell table:formula="of:=LN([.AZ3]/[.$AZ$2])" office:value-type="string" office:string-value="" calcext:value-type="error">
            <text:p>#DIV/0!</text:p>
          </table:table-cell>
          <table:table-cell table:formula="of:=[.AT3]/[.AS3]+[.$AT$2]/[.$AS$2]" office:value-type="string" office:string-value="" calcext:value-type="error">
            <text:p>#DIV/0!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Pico Co</text:p>
          </table:table-cell>
          <table:table-cell office:value-type="float" office:value="1333" calcext:value-type="float">
            <text:p>1333</text:p>
          </table:table-cell>
          <table:table-cell table:number-columns-repeated="4"/>
          <table:table-cell office:value-type="float" office:value="2844" calcext:value-type="float">
            <text:p>2844</text:p>
          </table:table-cell>
          <table:table-cell office:value-type="float" office:value="84" calcext:value-type="float">
            <text:p>84</text:p>
          </table:table-cell>
          <table:table-cell office:value-type="float" office:value="877.95" calcext:value-type="float">
            <text:p>877.95</text:p>
          </table:table-cell>
          <table:table-cell office:value-type="float" office:value="42.97" calcext:value-type="float">
            <text:p>42.97</text:p>
          </table:table-cell>
          <table:table-cell table:formula="of:=[.K4]/(2.355*SQRT([.H4]))" office:value-type="float" office:value="0.342144565483307" calcext:value-type="float">
            <text:p>0.3421445655</text:p>
          </table:table-cell>
          <table:table-cell table:formula="of:=[.K4]/(2.355*SQRT([.H4]-[.I4]))" office:value-type="float" office:value="0.347312089791158" calcext:value-type="float">
            <text:p>0.3473120898</text:p>
          </table:table-cell>
          <table:table-cell table:formula="of:=[.K4]/[.J4]" office:value-type="float" office:value="0.0489435617062475" calcext:value-type="float">
            <text:p>0.0489435617</text:p>
          </table:table-cell>
          <table:table-cell table:formula="of:=[.K4]/[.J4]^2*[.L4]" office:value-type="float" office:value="0.0000190737213431169" calcext:value-type="float">
            <text:p>1.90737213431169E-005</text:p>
          </table:table-cell>
          <table:table-cell table:formula="of:=[.K4]/[.J4]^2*[.M4]" office:value-type="float" office:value="0.0000193617981639265" calcext:value-type="float">
            <text:p>1.93617981639265E-005</text:p>
          </table:table-cell>
          <table:table-cell/>
          <table:table-cell office:value-type="string" calcext:value-type="string">
            <text:p>Parametros</text:p>
          </table:table-cell>
          <table:table-cell/>
          <table:table-cell office:value-type="string" calcext:value-type="string">
            <text:p>erro</text:p>
          </table:table-cell>
          <table:table-cell/>
          <table:table-cell table:formula="of:=[.C4]" office:value-type="float" office:value="1333" calcext:value-type="float">
            <text:p>1333</text:p>
          </table:table-cell>
          <table:table-cell table:formula="of:=[.J4]" office:value-type="float" office:value="877.95" calcext:value-type="float">
            <text:p>877.95</text:p>
          </table:table-cell>
          <table:table-cell table:style-name="ce7" table:formula="of:=[.L4]" office:value-type="float" office:value="0.342144565483307" calcext:value-type="float">
            <text:p>0.34</text:p>
          </table:table-cell>
          <table:table-cell table:style-name="ce7" table:formula="of:=[.$S$5]*[.W4]+[.$S$6]" office:value-type="float" office:value="1325.66155" calcext:value-type="float">
            <text:p>1325.66</text:p>
          </table:table-cell>
          <table:table-cell table:style-name="ce7" table:formula="of:=[.$S$5]*[.X4]+[.W4]*[.$T$5]+[.$T$6]" office:value-type="float" office:value="0.90947614931431" calcext:value-type="float">
            <text:p>0.91</text:p>
          </table:table-cell>
          <table:table-cell table:style-name="ce7" table:formula="of:=ABS([.Y4]-[.C4])/[.C4]*100" office:value-type="float" office:value="0.550521380345084" calcext:value-type="float">
            <text:p>0.55</text:p>
          </table:table-cell>
          <table:table-cell table:style-name="ce7" table:formula="of:=ABS([.Y4]-[.C4])/[.Z4]" office:value-type="float" office:value="8.06887569897541" calcext:value-type="float">
            <text:p>8.07</text:p>
          </table:table-cell>
          <table:table-cell table:number-columns-repeated="2"/>
          <table:table-cell table:formula="of:=[.C4]" office:value-type="float" office:value="1333" calcext:value-type="float">
            <text:p>1333</text:p>
          </table:table-cell>
          <table:table-cell table:formula="of:=[.$S$5]*[.K4]+[.$S$6]" office:value-type="float" office:value="65.67673" calcext:value-type="float">
            <text:p>65.67673</text:p>
          </table:table-cell>
          <table:table-cell table:formula="of:=[.$T$5]*[.AF4]+[.$T$6]" office:value-type="float" office:value="0.068270692" calcext:value-type="float">
            <text:p>0.068270692</text:p>
          </table:table-cell>
          <table:table-cell table:formula="of:=[.Y4]" office:value-type="float" office:value="1325.66155" calcext:value-type="float">
            <text:p>1325.66155</text:p>
          </table:table-cell>
          <table:table-cell table:formula="of:=[.Z4]" office:value-type="float" office:value="0.90947614931431" calcext:value-type="float">
            <text:p>0.9094761493</text:p>
          </table:table-cell>
          <table:table-cell table:formula="of:=[.AF4]/[.AH4]" office:value-type="float" office:value="0.0495426076135345" calcext:value-type="float">
            <text:p>0.0495426076</text:p>
          </table:table-cell>
          <table:table-cell table:style-name="ce8" table:formula="of:=[.AF4]/[.AH4]^2*[.AI4]+[.AG4]/[.AH4]" office:value-type="float" office:value="0.0000854882696110083" calcext:value-type="float">
            <text:p>8.55E-05</text:p>
          </table:table-cell>
          <table:table-cell table:number-columns-repeated="3"/>
          <table:table-cell office:value-type="string" calcext:value-type="string">
            <text:p>T aquisiçao (s)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7"/>
          <table:table-cell table:formula="of:=[.AQ4]" office:value-type="float" office:value="1800" calcext:value-type="float">
            <text:p>1800</text:p>
          </table:table-cell>
          <table:table-cell table:formula="of:=[.AS4]/[.$AO$5]" office:value-type="float" office:value="0" calcext:value-type="float">
            <text:p>0</text:p>
          </table:table-cell>
          <table:table-cell table:formula="of:=[.AT4]/[.$AO$5]" office:value-type="float" office:value="0" calcext:value-type="float">
            <text:p>0</text:p>
          </table:table-cell>
          <table:table-cell table:formula="of:=LN([.AZ4]/[.$AZ$2])" office:value-type="string" office:string-value="" calcext:value-type="error">
            <text:p>#DIV/0!</text:p>
          </table:table-cell>
          <table:table-cell table:formula="of:=[.AT4]/[.AS4]+[.$AT$2]/[.$AS$2]" office:value-type="string" office:string-value="" calcext:value-type="error">
            <text:p>#DIV/0!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Raios x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1013" calcext:value-type="float">
            <text:p>1013</text:p>
          </table:table-cell>
          <table:table-cell office:value-type="float" office:value="100" calcext:value-type="float">
            <text:p>100</text:p>
          </table:table-cell>
          <table:table-cell office:value-type="float" office:value="19.85" calcext:value-type="float">
            <text:p>19.85</text:p>
          </table:table-cell>
          <table:table-cell office:value-type="float" office:value="4.67" calcext:value-type="float">
            <text:p>4.67</text:p>
          </table:table-cell>
          <table:table-cell table:formula="of:=[.K5]/(2.355*SQRT([.H5]))" office:value-type="float" office:value="0.062304762722787" calcext:value-type="float">
            <text:p>0.0623047627</text:p>
          </table:table-cell>
          <table:table-cell table:formula="of:=[.K5]/(2.355*SQRT([.H5]-[.I5]))" office:value-type="float" office:value="0.0656282132089465" calcext:value-type="float">
            <text:p>0.0656282132</text:p>
          </table:table-cell>
          <table:table-cell table:formula="of:=[.K5]/[.J5]" office:value-type="float" office:value="0.235264483627204" calcext:value-type="float">
            <text:p>0.2352644836</text:p>
          </table:table-cell>
          <table:table-cell table:formula="of:=[.K5]/[.J5]^2*[.L5]" office:value-type="float" office:value="0.000738443215591534" calcext:value-type="float">
            <text:p>0.0007384432</text:p>
          </table:table-cell>
          <table:table-cell table:formula="of:=[.K5]/[.J5]^2*[.M5]" office:value-type="float" office:value="0.000777833133097172" calcext:value-type="float">
            <text:p>0.000777833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.509" calcext:value-type="float">
            <text:p>1.509</text:p>
          </table:table-cell>
          <table:table-cell office:value-type="float" office:value="0.0004" calcext:value-type="float">
            <text:p>0.0004</text:p>
          </table:table-cell>
          <table:table-cell/>
          <table:table-cell table:formula="of:=[.C5]" office:value-type="float" office:value="32" calcext:value-type="float">
            <text:p>32</text:p>
          </table:table-cell>
          <table:table-cell table:formula="of:=[.J5]" office:value-type="float" office:value="19.85" calcext:value-type="float">
            <text:p>19.85</text:p>
          </table:table-cell>
          <table:table-cell table:style-name="ce7" table:formula="of:=[.L5]" office:value-type="float" office:value="0.062304762722787" calcext:value-type="float">
            <text:p>0.06</text:p>
          </table:table-cell>
          <table:table-cell table:style-name="ce7" table:formula="of:=[.$S$5]*[.W5]+[.$S$6]" office:value-type="float" office:value="30.78865" calcext:value-type="float">
            <text:p>30.79</text:p>
          </table:table-cell>
          <table:table-cell table:style-name="ce7" table:formula="of:=[.$S$5]*[.X5]+[.W5]*[.$T$5]+[.$T$6]" office:value-type="float" office:value="0.143957886948686" calcext:value-type="float">
            <text:p>0.14</text:p>
          </table:table-cell>
          <table:table-cell table:style-name="ce7" table:formula="of:=ABS([.Y5]-[.C5])/[.C5]*100" office:value-type="float" office:value="3.78546875" calcext:value-type="float">
            <text:p>3.79</text:p>
          </table:table-cell>
          <table:table-cell table:style-name="ce7" table:formula="of:=ABS([.Y5]-[.C5])/[.Z5]" office:value-type="float" office:value="8.41461364622413" calcext:value-type="float">
            <text:p>8.41</text:p>
          </table:table-cell>
          <table:table-cell table:number-columns-repeated="2"/>
          <table:table-cell table:formula="of:=[.C5]" office:value-type="float" office:value="32" calcext:value-type="float">
            <text:p>32</text:p>
          </table:table-cell>
          <table:table-cell table:formula="of:=[.$S$5]*[.K5]+[.$S$6]" office:value-type="float" office:value="7.88203" calcext:value-type="float">
            <text:p>7.88203</text:p>
          </table:table-cell>
          <table:table-cell table:formula="of:=[.$T$5]*[.AF5]+[.$T$6]" office:value-type="float" office:value="0.045152812" calcext:value-type="float">
            <text:p>0.045152812</text:p>
          </table:table-cell>
          <table:table-cell table:formula="of:=[.Y5]" office:value-type="float" office:value="30.78865" calcext:value-type="float">
            <text:p>30.78865</text:p>
          </table:table-cell>
          <table:table-cell table:formula="of:=[.Z5]" office:value-type="float" office:value="0.143957886948686" calcext:value-type="float">
            <text:p>0.1439578869</text:p>
          </table:table-cell>
          <table:table-cell table:formula="of:=[.AF5]/[.AH5]" office:value-type="float" office:value="0.256004404220386" calcext:value-type="float">
            <text:p>0.2560044042</text:p>
          </table:table-cell>
          <table:table-cell table:style-name="ce8" table:formula="of:=[.AF5]/[.AH5]^2*[.AI5]+[.AG5]/[.AH5]" office:value-type="float" office:value="0.00266353559123651" calcext:value-type="float">
            <text:p>2.66E-03</text:p>
          </table:table-cell>
          <table:table-cell table:number-columns-repeated="3"/>
          <table:table-cell table:style-name="ce9" office:value-type="float" office:value="120" calcext:value-type="float">
            <text:p>120</text:p>
          </table:table-cell>
          <table:table-cell/>
          <table:table-cell office:value-type="string" calcext:value-type="string">
            <text:p>…</text:p>
          </table:table-cell>
          <table:table-cell table:number-columns-repeated="7"/>
          <table:table-cell table:formula="of:=[.AQ5]" office:value-type="string" office:string-value="…" calcext:value-type="string">
            <text:p>…</text:p>
          </table:table-cell>
          <table:table-cell table:number-columns-repeated="973"/>
        </table:table-row>
        <table:table-row table:style-name="ro1">
          <table:table-cell/>
          <table:table-cell office:value-type="string" calcext:value-type="string">
            <text:p>Retrodifusao Cs</text:p>
          </table:table-cell>
          <table:table-cell office:value-type="float" office:value="184.35" calcext:value-type="float">
            <text:p>184.35</text:p>
          </table:table-cell>
          <table:table-cell table:number-columns-repeated="8"/>
          <table:table-cell table:formula="of:=[.K6]/(2.355*SQRT([.H6]))" office:value-type="string" office:string-value="" calcext:value-type="error">
            <text:p>#DIV/0!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0.835" calcext:value-type="float">
            <text:p>0.835</text:p>
          </table:table-cell>
          <table:table-cell office:value-type="float" office:value="0.042" calcext:value-type="float">
            <text:p>0.042</text:p>
          </table:table-cell>
          <table:table-cell/>
          <table:table-cell table:formula="of:=[.C6]" office:value-type="float" office:value="184.35" calcext:value-type="float">
            <text:p>184.35</text:p>
          </table:table-cell>
          <table:table-cell table:formula="of:=[.J6]" office:value-type="float" office:value="0" calcext:value-type="float">
            <text:p>0</text:p>
          </table:table-cell>
          <table:table-cell table:number-columns-repeated="7"/>
          <table:table-cell table:formula="of:=[.C6]" office:value-type="float" office:value="184.35" calcext:value-type="float">
            <text:p>184.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Joelho Compton Cs</text:p>
          </table:table-cell>
          <table:table-cell office:value-type="float" office:value="477.65" calcext:value-type="float">
            <text:p>477.65</text:p>
          </table:table-cell>
          <table:table-cell table:number-columns-repeated="8"/>
          <table:table-cell table:formula="of:=[.K7]/(2.355*SQRT([.H7]))" office:value-type="string" office:string-value="" calcext:value-type="error">
            <text:p>#DIV/0!</text:p>
          </table:table-cell>
          <table:table-cell table:number-columns-repeated="9"/>
          <table:table-cell table:formula="of:=[.C7]" office:value-type="float" office:value="477.65" calcext:value-type="float">
            <text:p>477.65</text:p>
          </table:table-cell>
          <table:table-cell table:formula="of:=[.J7]" office:value-type="float" office:value="0" calcext:value-type="float">
            <text:p>0</text:p>
          </table:table-cell>
          <table:table-cell table:number-columns-repeated="7"/>
          <table:table-cell table:formula="of:=[.C7]" office:value-type="float" office:value="477.65" calcext:value-type="float">
            <text:p>477.6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Retrodifusao Co 1.17MeV</text:p>
          </table:table-cell>
          <table:table-cell office:value-type="float" office:value="209.8" calcext:value-type="float">
            <text:p>209.8</text:p>
          </table:table-cell>
          <table:table-cell table:number-columns-repeated="8"/>
          <table:table-cell table:formula="of:=[.K8]/(2.355*SQRT([.H8]))" office:value-type="string" office:string-value="" calcext:value-type="error">
            <text:p>#DIV/0!</text:p>
          </table:table-cell>
          <table:table-cell table:number-columns-repeated="9"/>
          <table:table-cell table:formula="of:=[.C8]" office:value-type="float" office:value="209.8" calcext:value-type="float">
            <text:p>209.8</text:p>
          </table:table-cell>
          <table:table-cell table:formula="of:=[.J8]" office:value-type="float" office:value="0" calcext:value-type="float">
            <text:p>0</text:p>
          </table:table-cell>
          <table:table-cell table:number-columns-repeated="7"/>
          <table:table-cell table:formula="of:=[.C8]" office:value-type="float" office:value="209.8" calcext:value-type="float">
            <text:p>209.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Joelho Compton Co 1.17MeV</text:p>
          </table:table-cell>
          <table:table-cell office:value-type="float" office:value="963.2" calcext:value-type="float">
            <text:p>963.2</text:p>
          </table:table-cell>
          <table:table-cell table:number-columns-repeated="8"/>
          <table:table-cell table:formula="of:=[.K9]/(2.355*SQRT([.H9]))" office:value-type="string" office:string-value="" calcext:value-type="error">
            <text:p>#DIV/0!</text:p>
          </table:table-cell>
          <table:table-cell table:number-columns-repeated="9"/>
          <table:table-cell table:formula="of:=[.C9]" office:value-type="float" office:value="963.2" calcext:value-type="float">
            <text:p>963.2</text:p>
          </table:table-cell>
          <table:table-cell table:formula="of:=[.J9]" office:value-type="float" office:value="0" calcext:value-type="float">
            <text:p>0</text:p>
          </table:table-cell>
          <table:table-cell table:number-columns-repeated="7"/>
          <table:table-cell table:formula="of:=[.C9]" office:value-type="float" office:value="963.2" calcext:value-type="float">
            <text:p>963.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Retrodifusao Co 1.33MeV</text:p>
          </table:table-cell>
          <table:table-cell office:value-type="float" office:value="214.4" calcext:value-type="float">
            <text:p>214.4</text:p>
          </table:table-cell>
          <table:table-cell table:number-columns-repeated="8"/>
          <table:table-cell table:formula="of:=[.K10]/(2.355*SQRT([.H10]))" office:value-type="string" office:string-value="" calcext:value-type="error">
            <text:p>#DIV/0!</text:p>
          </table:table-cell>
          <table:table-cell table:number-columns-repeated="9"/>
          <table:table-cell table:formula="of:=[.C10]" office:value-type="float" office:value="214.4" calcext:value-type="float">
            <text:p>214.4</text:p>
          </table:table-cell>
          <table:table-cell table:formula="of:=[.J10]" office:value-type="float" office:value="0" calcext:value-type="float">
            <text:p>0</text:p>
          </table:table-cell>
          <table:table-cell table:number-columns-repeated="7"/>
          <table:table-cell table:formula="of:=[.C10]" office:value-type="float" office:value="214.4" calcext:value-type="float">
            <text:p>214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Joelho Compton Co 1.33MeV</text:p>
          </table:table-cell>
          <table:table-cell office:value-type="float" office:value="1118.6" calcext:value-type="float">
            <text:p>1118.6</text:p>
          </table:table-cell>
          <table:table-cell table:number-columns-repeated="8"/>
          <table:table-cell table:formula="of:=[.K11]/(2.355*SQRT([.H11]))" office:value-type="string" office:string-value="" calcext:value-type="error">
            <text:p>#DIV/0!</text:p>
          </table:table-cell>
          <table:table-cell table:number-columns-repeated="9"/>
          <table:table-cell table:formula="of:=[.C11]" office:value-type="float" office:value="1118.6" calcext:value-type="float">
            <text:p>1118.6</text:p>
          </table:table-cell>
          <table:table-cell table:formula="of:=[.J11]" office:value-type="float" office:value="0" calcext:value-type="float">
            <text:p>0</text:p>
          </table:table-cell>
          <table:table-cell table:number-columns-repeated="7"/>
          <table:table-cell table:formula="of:=[.C11]" office:value-type="float" office:value="1118.6" calcext:value-type="float">
            <text:p>1118.6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office:value-type="string" calcext:value-type="string">
            <text:p>VER!</text:p>
          </table:table-cell>
          <table:table-cell table:number-columns-repeated="991"/>
        </table:table-row>
        <table:table-row table:style-name="ro1">
          <table:table-cell table:number-columns-repeated="10"/>
          <table:table-cell office:value-type="float" office:value="42.97" calcext:value-type="float">
            <text:p>42.97</text:p>
          </table:table-cell>
          <table:table-cell table:number-columns-repeated="21"/>
          <table:table-cell office:value-type="string" calcext:value-type="string">
            <text:p>É mesmo preciso passar para KeV? Essa passagem resulta em propagaçao</text:p>
          </table:table-cell>
          <table:table-cell table:number-columns-repeated="991"/>
        </table:table-row>
        <table:table-row table:style-name="ro1">
          <table:table-cell table:number-columns-repeated="32"/>
          <table:table-cell office:value-type="string" calcext:value-type="string">
            <text:p>de erros e não vai influenciar o expoente no fi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STUDO DA RADIACAO DE FUN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precisamos de converter tamb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 KeV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2" table:number-rows-spanned="1">
            <text:p>Calibracao inversa</text:p>
          </table:table-cell>
          <table:covered-table-cell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_o</text:p>
          </table:table-cell>
          <table:table-cell office:value-type="string" calcext:value-type="string">
            <text:p>b_o</text:p>
          </table:table-cell>
          <table:table-cell office:value-type="string" calcext:value-type="string">
            <text:p>e m_o</text:p>
          </table:table-cell>
          <table:table-cell office:value-type="string" calcext:value-type="string">
            <text:p>e b_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 m</text:p>
          </table:table-cell>
          <table:table-cell office:value-type="string" calcext:value-type="string">
            <text:p>e b</text:p>
          </table:table-cell>
          <table:table-cell table:style-name="Default" table:number-columns-repeated="4"/>
          <table:table-cell table:number-columns-repeated="1011"/>
        </table:table-row>
        <table:table-row table:style-name="ro2">
          <table:table-cell/>
          <table:table-cell office:value-type="float" office:value="0.6632" calcext:value-type="float">
            <text:p>0.6632</text:p>
          </table:table-cell>
          <table:table-cell office:value-type="float" office:value="-1.287" calcext:value-type="float">
            <text:p>-1.287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6383" calcext:value-type="float">
            <text:p>0.06383</text:p>
          </table:table-cell>
          <table:table-cell table:formula="of:=1/[.B23]" office:value-type="float" office:value="1.50784077201448" calcext:value-type="float">
            <text:p>1.507840772</text:p>
          </table:table-cell>
          <table:table-cell table:formula="of:=-[.C23]/[.B23]" office:value-type="float" office:value="1.94059107358263" calcext:value-type="float">
            <text:p>1.9405910736</text:p>
          </table:table-cell>
          <table:table-cell table:formula="of:=1/[.B23]/[.B23]*[.D23]" office:value-type="float" office:value="0.000404697915287359" calcext:value-type="float">
            <text:p>0.0004046979</text:p>
          </table:table-cell>
          <table:table-cell table:formula="of:=[.E23]/[.B23]+ABS([.C23])/[.B23]/[.B23]*[.D23]" office:value-type="float" office:value="0.0967663226946588" calcext:value-type="float">
            <text:p>0.0967663227</text:p>
          </table:table-cell>
          <table:table-cell table:style-name="Default" table:number-columns-repeated="4"/>
          <table:table-cell table:number-columns-repeated="1011"/>
        </table:table-row>
        <table:table-row table:style-name="ro2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2">
          <table:table-cell office:value-type="string" calcext:value-type="string">
            <text:p>Valores calibração 2ª sessão</text:p>
          </table:table-cell>
          <table:table-cell office:value-type="float" office:value="0.6491" calcext:value-type="float">
            <text:p>0.6491</text:p>
          </table:table-cell>
          <table:table-cell office:value-type="float" office:value="-1.816" calcext:value-type="float">
            <text:p>-1.816</text:p>
          </table:table-cell>
          <table:table-cell office:value-type="float" office:value="0.0001528" calcext:value-type="float">
            <text:p>0.0001528</text:p>
          </table:table-cell>
          <table:table-cell office:value-type="float" office:value="0.05428" calcext:value-type="float">
            <text:p>0.05428</text:p>
          </table:table-cell>
          <table:table-cell table:formula="of:=1/[.B25]" office:value-type="float" office:value="1.54059466954244" calcext:value-type="float">
            <text:p>1.5405946695</text:p>
          </table:table-cell>
          <table:table-cell table:formula="of:=-[.C25]/[.B25]" office:value-type="float" office:value="2.79771991988908" calcext:value-type="float">
            <text:p>2.7977199199</text:p>
          </table:table-cell>
          <table:table-cell table:formula="of:=1/[.B25]/[.B25]*[.D25]" office:value-type="float" office:value="0.000362660399793692" calcext:value-type="float">
            <text:p>0.0003626604</text:p>
          </table:table-cell>
          <table:table-cell table:formula="of:=[.E25]/[.B25]+ABS([.C25])/[.B25]/[.B25]*[.D25]" office:value-type="float" office:value="0.0842820699487892" calcext:value-type="float">
            <text:p>0.0842820699</text:p>
          </table:table-cell>
          <table:table-cell table:style-name="Default" table:number-columns-repeated="4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onte desconhecida</text:p>
          </table:table-cell>
          <table:table-cell office:value-type="string" calcext:value-type="string">
            <text:p>Número pico</text:p>
          </table:table-cell>
          <table:table-cell office:value-type="string" calcext:value-type="string">
            <text:p>Centroide <text:s/>(canal)</text:p>
          </table:table-cell>
          <table:table-cell office:value-type="string" calcext:value-type="string">
            <text:p>FWHM (chn)</text:p>
          </table:table-cell>
          <table:table-cell office:value-type="string" calcext:value-type="string">
            <text:p>Contagens (chn)</text:p>
          </table:table-cell>
          <table:table-cell office:value-type="string" calcext:value-type="string">
            <text:p>Erro Centroide (chn)</text:p>
          </table:table-cell>
          <table:table-cell table:style-name="ce5" office:value-type="string" calcext:value-type="string">
            <text:p>Erro centroide (kev)</text:p>
          </table:table-cell>
          <table:table-cell office:value-type="string" calcext:value-type="string">
            <text:p>Energia (kev)</text:p>
          </table:table-cell>
          <table:table-cell office:value-type="string" calcext:value-type="string">
            <text:p>Erro energia (kev)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906.93" calcext:value-type="float">
            <text:p>906.93</text:p>
          </table:table-cell>
          <table:table-cell table:style-name="ce4" office:value-type="float" office:value="40.81" calcext:value-type="float">
            <text:p>40.81</text:p>
          </table:table-cell>
          <table:table-cell table:style-name="ce4" office:value-type="float" office:value="2919" calcext:value-type="float">
            <text:p>2919</text:p>
          </table:table-cell>
          <table:table-cell table:style-name="ce4" table:formula="of:=[.D29]/(2.355*SQRT([.E29]))" office:value-type="float" office:value="0.320744070031597" calcext:value-type="float">
            <text:p>0.32074407</text:p>
          </table:table-cell>
          <table:table-cell table:style-name="ce6" table:formula="of:=[.F29]*[.$F$25]+[.$G$25]" office:value-type="float" office:value="3.2918565244671" calcext:value-type="float">
            <text:p>3.2918565245</text:p>
          </table:table-cell>
          <table:table-cell table:formula="of:=[.C29]*[.$F$25]+[.$G$25]" office:value-type="float" office:value="1400.00924356802" calcext:value-type="float">
            <text:p>1400.009243568</text:p>
          </table:table-cell>
          <table:table-cell table:formula="of:=[.C29]*[.$H$25]+[.$F$25]*[.F29]+[.$I$25]" office:value-type="float" office:value="0.907326270911708" calcext:value-type="float">
            <text:p>0.90732627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710.91" calcext:value-type="float">
            <text:p>710.91</text:p>
          </table:table-cell>
          <table:table-cell table:style-name="ce4" office:value-type="float" office:value="34.71" calcext:value-type="float">
            <text:p>34.71</text:p>
          </table:table-cell>
          <table:table-cell table:style-name="ce4" office:value-type="float" office:value="4562" calcext:value-type="float">
            <text:p>4562</text:p>
          </table:table-cell>
          <table:table-cell table:style-name="ce4" table:formula="of:=[.D30]/(2.355*SQRT([.E30]))" office:value-type="float" office:value="0.218215734220033" calcext:value-type="float">
            <text:p>0.2182157342</text:p>
          </table:table-cell>
          <table:table-cell table:style-name="ce6" table:formula="of:=[.F30]*[.$F$25]+[.$G$25]" office:value-type="float" office:value="3.13390191683875" calcext:value-type="float">
            <text:p>3.1339019168</text:p>
          </table:table-cell>
          <table:table-cell table:formula="of:=[.C30]*[.$F$25]+[.$G$25]" office:value-type="float" office:value="1098.02187644431" calcext:value-type="float">
            <text:p>1098.0218764443</text:p>
          </table:table-cell>
          <table:table-cell table:formula="of:=[.C30]*[.$H$25]+[.$F$25]*[.F30]+[.$I$25]" office:value-type="float" office:value="0.678282971715796" calcext:value-type="float">
            <text:p>0.678282971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office:value-type="float" office:value="621.31" calcext:value-type="float">
            <text:p>621.31</text:p>
          </table:table-cell>
          <table:table-cell table:style-name="ce4" office:value-type="float" office:value="21.59" calcext:value-type="float">
            <text:p>21.59</text:p>
          </table:table-cell>
          <table:table-cell table:style-name="ce4" office:value-type="float" office:value="2556" calcext:value-type="float">
            <text:p>2556</text:p>
          </table:table-cell>
          <table:table-cell table:style-name="ce4" table:formula="of:=[.D31]/(2.355*SQRT([.E31]))" office:value-type="float" office:value="0.181334861998622" calcext:value-type="float">
            <text:p>0.181334862</text:p>
          </table:table-cell>
          <table:table-cell table:style-name="ce6" table:formula="of:=[.F31]*[.$F$25]+[.$G$25]" office:value-type="float" office:value="3.07708344168637" calcext:value-type="float">
            <text:p>3.0770834417</text:p>
          </table:table-cell>
          <table:table-cell table:formula="of:=[.C31]*[.$F$25]+[.$G$25]" office:value-type="float" office:value="959.984594053305" calcext:value-type="float">
            <text:p>959.9845940533</text:p>
          </table:table-cell>
          <table:table-cell table:formula="of:=[.C31]*[.$H$25]+[.$F$25]*[.F31]+[.$I$25]" office:value-type="float" office:value="0.588970124741899" calcext:value-type="float">
            <text:p>0.588970124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office:value-type="float" office:value="546.99" calcext:value-type="float">
            <text:p>546.99</text:p>
          </table:table-cell>
          <table:table-cell table:style-name="ce4" office:value-type="float" office:value="4.96" calcext:value-type="float">
            <text:p>4.96</text:p>
          </table:table-cell>
          <table:table-cell table:style-name="ce4" office:value-type="float" office:value="399" calcext:value-type="float">
            <text:p>399</text:p>
          </table:table-cell>
          <table:table-cell table:style-name="ce4" table:formula="of:=[.D32]/(2.355*SQRT([.E32]))" office:value-type="float" office:value="0.105439737776472" calcext:value-type="float">
            <text:p>0.1054397378</text:p>
          </table:table-cell>
          <table:table-cell table:style-name="ce6" table:formula="of:=[.F32]*[.$F$25]+[.$G$25]" office:value-type="float" office:value="2.96015981786546" calcext:value-type="float">
            <text:p>2.9601598179</text:p>
          </table:table-cell>
          <table:table-cell table:formula="of:=[.C32]*[.$F$25]+[.$G$25]" office:value-type="float" office:value="845.48759821291" calcext:value-type="float">
            <text:p>845.4875982129</text:p>
          </table:table-cell>
          <table:table-cell table:formula="of:=[.C32]*[.$H$25]+[.$F$25]*[.F32]+[.$I$25]" office:value-type="float" office:value="0.445093580008327" calcext:value-type="float">
            <text:p>0.4450935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505.21" calcext:value-type="float">
            <text:p>505.21</text:p>
          </table:table-cell>
          <table:table-cell table:style-name="ce4" office:value-type="float" office:value="24.84" calcext:value-type="float">
            <text:p>24.84</text:p>
          </table:table-cell>
          <table:table-cell table:style-name="ce4" office:value-type="float" office:value="3029" calcext:value-type="float">
            <text:p>3029</text:p>
          </table:table-cell>
          <table:table-cell table:style-name="ce4" table:formula="of:=[.D33]/(2.355*SQRT([.E33]))" office:value-type="float" office:value="0.191650979571429" calcext:value-type="float">
            <text:p>0.1916509796</text:p>
          </table:table-cell>
          <table:table-cell table:style-name="ce6" table:formula="of:=[.F33]*[.$F$25]+[.$G$25]" office:value-type="float" office:value="3.09297639742941" calcext:value-type="float">
            <text:p>3.0929763974</text:p>
          </table:table-cell>
          <table:table-cell table:formula="of:=[.C33]*[.$F$25]+[.$G$25]" office:value-type="float" office:value="781.121552919427" calcext:value-type="float">
            <text:p>781.1215529194</text:p>
          </table:table-cell>
          <table:table-cell table:formula="of:=[.C33]*[.$H$25]+[.$F$25]*[.F33]+[.$I$25]" office:value-type="float" office:value="0.562758208068892" calcext:value-type="float">
            <text:p>0.562758208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table:formula="of:=[.D34]/(2.355*SQRT([.E34]))" office:value-type="string" office:string-value="#VALOR!" calcext:value-type="string">
            <text:p>#VALOR!</text:p>
          </table:table-cell>
          <table:table-cell table:style-name="ce6" table:formula="of:=[.F34]*[.$F$25]+[.$G$25]" office:value-type="string" office:string-value="" calcext:value-type="error">
            <text:p>#VALUE!</text:p>
          </table:table-cell>
          <table:table-cell table:formula="of:=[.C34]*[.$F$25]+[.$G$25]" office:value-type="string" office:string-value="" calcext:value-type="error">
            <text:p>#VALUE!</text:p>
          </table:table-cell>
          <table:table-cell table:formula="of:=[.C34]*[.$H$25]+[.$F$25]*[.F34]+[.$I$25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" office:value-type="float" office:value="282.86" calcext:value-type="float">
            <text:p>282.86</text:p>
          </table:table-cell>
          <table:table-cell table:style-name="ce4" office:value-type="float" office:value="33.27" calcext:value-type="float">
            <text:p>33.27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table:formula="of:=[.D35]/(2.355*SQRT([.E35]))" office:value-type="float" office:value="0.314019512701972" calcext:value-type="float">
            <text:p>0.3140195127</text:p>
          </table:table-cell>
          <table:table-cell table:style-name="ce6" table:formula="of:=[.F35]*[.$F$25]+[.$G$25]" office:value-type="float" office:value="3.28149670729005" calcext:value-type="float">
            <text:p>3.2814967073</text:p>
          </table:table-cell>
          <table:table-cell table:formula="of:=[.C35]*[.$F$25]+[.$G$25]" office:value-type="float" office:value="438.570328146665" calcext:value-type="float">
            <text:p>438.5703281467</text:p>
          </table:table-cell>
          <table:table-cell table:formula="of:=[.C35]*[.$H$25]+[.$F$25]*[.F35]+[.$I$25]" office:value-type="float" office:value="0.670640978035406" calcext:value-type="float">
            <text:p>0.6706409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4" office:value-type="float" office:value="225.48" calcext:value-type="float">
            <text:p>225.48</text:p>
          </table:table-cell>
          <table:table-cell table:style-name="ce4" office:value-type="float" office:value="18.25" calcext:value-type="float">
            <text:p>18.25</text:p>
          </table:table-cell>
          <table:table-cell table:style-name="ce4" office:value-type="float" office:value="21213" calcext:value-type="float">
            <text:p>21213</text:p>
          </table:table-cell>
          <table:table-cell table:style-name="ce4" table:formula="of:=[.D36]/(2.355*SQRT([.E36]))" office:value-type="float" office:value="0.0532072620327158" calcext:value-type="float">
            <text:p>0.053207262</text:p>
          </table:table-cell>
          <table:table-cell table:style-name="ce6" table:formula="of:=[.F36]*[.$F$25]+[.$G$25]" office:value-type="float" office:value="2.87969074415763" calcext:value-type="float">
            <text:p>2.8796907442</text:p>
          </table:table-cell>
          <table:table-cell table:formula="of:=[.C36]*[.$F$25]+[.$G$25]" office:value-type="float" office:value="350.171006008319" calcext:value-type="float">
            <text:p>350.1710060083</text:p>
          </table:table-cell>
          <table:table-cell table:formula="of:=[.C36]*[.$H$25]+[.$F$25]*[.F36]+[.$I$25]" office:value-type="float" office:value="0.248025561162821" calcext:value-type="float">
            <text:p>0.24802556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" office:value-type="float" office:value="160.61" calcext:value-type="float">
            <text:p>160.61</text:p>
          </table:table-cell>
          <table:table-cell table:style-name="ce4" office:value-type="float" office:value="13.83" calcext:value-type="float">
            <text:p>13.83</text:p>
          </table:table-cell>
          <table:table-cell table:style-name="ce4" office:value-type="float" office:value="7535" calcext:value-type="float">
            <text:p>7535</text:p>
          </table:table-cell>
          <table:table-cell table:style-name="ce4" table:formula="of:=[.D37]/(2.355*SQRT([.E37]))" office:value-type="float" office:value="0.0676534020040188" calcext:value-type="float">
            <text:p>0.067653402</text:p>
          </table:table-cell>
          <table:table-cell table:style-name="ce6" table:formula="of:=[.F37]*[.$F$25]+[.$G$25]" office:value-type="float" office:value="2.90194639039288" calcext:value-type="float">
            <text:p>2.9019463904</text:p>
          </table:table-cell>
          <table:table-cell table:formula="of:=[.C37]*[.$F$25]+[.$G$25]" office:value-type="float" office:value="250.232629795101" calcext:value-type="float">
            <text:p>250.2326297951</text:p>
          </table:table-cell>
          <table:table-cell table:formula="of:=[.C37]*[.$H$25]+[.$F$25]*[.F37]+[.$I$25]" office:value-type="float" office:value="0.246755427263457" calcext:value-type="float">
            <text:p>0.246755427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109.89" calcext:value-type="float">
            <text:p>109.89</text:p>
          </table:table-cell>
          <table:table-cell table:style-name="ce4" office:value-type="float" office:value="12.02" calcext:value-type="float">
            <text:p>12.02</text:p>
          </table:table-cell>
          <table:table-cell table:style-name="ce4" office:value-type="float" office:value="3414" calcext:value-type="float">
            <text:p>3414</text:p>
          </table:table-cell>
          <table:table-cell table:style-name="ce4" table:formula="of:=[.D38]/(2.355*SQRT([.E38]))" office:value-type="float" office:value="0.0873537991405731" calcext:value-type="float">
            <text:p>0.0873537991</text:p>
          </table:table-cell>
          <table:table-cell table:style-name="ce6" table:formula="of:=[.F38]*[.$F$25]+[.$G$25]" office:value-type="float" office:value="2.93229671720933" calcext:value-type="float">
            <text:p>2.9322967172</text:p>
          </table:table-cell>
          <table:table-cell table:formula="of:=[.C38]*[.$F$25]+[.$G$25]" office:value-type="float" office:value="172.093668155908" calcext:value-type="float">
            <text:p>172.0936681559</text:p>
          </table:table-cell>
          <table:table-cell table:formula="of:=[.C38]*[.$H$25]+[.$F$25]*[.F38]+[.$I$25]" office:value-type="float" office:value="0.258711618602366" calcext:value-type="float">
            <text:p>0.258711618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4" office:value-type="float" office:value="81.38" calcext:value-type="float">
            <text:p>81.38</text:p>
          </table:table-cell>
          <table:table-cell table:style-name="ce4" office:value-type="float" office:value="6.75" calcext:value-type="float">
            <text:p>6.75</text:p>
          </table:table-cell>
          <table:table-cell table:style-name="ce4" office:value-type="float" office:value="46449" calcext:value-type="float">
            <text:p>46449</text:p>
          </table:table-cell>
          <table:table-cell table:style-name="ce4" table:formula="of:=[.D39]/(2.355*SQRT([.E39]))" office:value-type="float" office:value="0.0132991742742261" calcext:value-type="float">
            <text:p>0.0132991743</text:p>
          </table:table-cell>
          <table:table-cell table:style-name="ce6" table:formula="of:=[.F39]*[.$F$25]+[.$G$25]" office:value-type="float" office:value="2.81820855688527" calcext:value-type="float">
            <text:p>2.8182085569</text:p>
          </table:table-cell>
          <table:table-cell table:formula="of:=[.C39]*[.$F$25]+[.$G$25]" office:value-type="float" office:value="128.171314127253" calcext:value-type="float">
            <text:p>128.1713141273</text:p>
          </table:table-cell>
          <table:table-cell table:formula="of:=[.C39]*[.$H$25]+[.$F$25]*[.F39]+[.$I$25]" office:value-type="float" office:value="0.134284010280188" calcext:value-type="float">
            <text:p>0.134284010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4" office:value-type="float" office:value="58.04" calcext:value-type="float">
            <text:p>58.04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8240" calcext:value-type="float">
            <text:p>8240</text:p>
          </table:table-cell>
          <table:table-cell table:style-name="ce4" table:formula="of:=[.D40]/(2.355*SQRT([.E40]))" office:value-type="float" office:value="0.041165003325958" calcext:value-type="float">
            <text:p>0.0411650033</text:p>
          </table:table-cell>
          <table:table-cell table:style-name="ce6" table:formula="of:=[.F40]*[.$F$25]+[.$G$25]" office:value-type="float" office:value="2.86113850458474" calcext:value-type="float">
            <text:p>2.8611385046</text:p>
          </table:table-cell>
          <table:table-cell table:formula="of:=[.C40]*[.$F$25]+[.$G$25]" office:value-type="float" office:value="92.2138345401325" calcext:value-type="float">
            <text:p>92.2138345401</text:p>
          </table:table-cell>
          <table:table-cell table:formula="of:=[.C40]*[.$H$25]+[.$F$25]*[.F40]+[.$I$25]" office:value-type="float" office:value="0.168749464248483" calcext:value-type="float">
            <text:p>0.168749464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4" office:value-type="float" office:value="25.03" calcext:value-type="float">
            <text:p>25.03</text:p>
          </table:table-cell>
          <table:table-cell table:style-name="ce4" office:value-type="float" office:value="4.21" calcext:value-type="float">
            <text:p>4.21</text:p>
          </table:table-cell>
          <table:table-cell table:style-name="ce4" office:value-type="float" office:value="117989" calcext:value-type="float">
            <text:p>117989</text:p>
          </table:table-cell>
          <table:table-cell table:style-name="ce4" table:formula="of:=[.D41]/(2.355*SQRT([.E41]))" office:value-type="float" office:value="0.00520439707606011" calcext:value-type="float">
            <text:p>0.0052043971</text:p>
          </table:table-cell>
          <table:table-cell table:style-name="ce6" table:formula="of:=[.F41]*[.$F$25]+[.$G$25]" office:value-type="float" office:value="2.80573778628264" calcext:value-type="float">
            <text:p>2.8057377863</text:p>
          </table:table-cell>
          <table:table-cell table:formula="of:=[.C41]*[.$F$25]+[.$G$25]" office:value-type="float" office:value="41.3588044985364" calcext:value-type="float">
            <text:p>41.3588044985</text:p>
          </table:table-cell>
          <table:table-cell table:formula="of:=[.C41]*[.$H$25]+[.$F$25]*[.F41]+[.$I$25]" office:value-type="float" office:value="0.101377326149186" calcext:value-type="float">
            <text:p>0.1013773261</text:p>
          </table:table-cell>
          <table:table-cell table:number-columns-repeated="1015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2" table:style-name="ta2">
        <table:table-column table:style-name="co8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3" table:style-name="ta2">
        <table:table-column table:style-name="co8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o" style:family="table-cell" style:parent-style-name="Default" style:data-style-name="N0">
      <style:table-cell-properties fo:background-color="#ffeb9c"/>
      <style:text-properties fo:color="#9c65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Miguel G</meta:initial-creator>
    <dc:creator>Goncalo Castro</dc:creator>
    <meta:creation-date>2015-10-12T12:14:13Z</meta:creation-date>
    <dc:date>2015-10-22T11:49:13.194025327</dc:date>
    <meta:editing-cycles>3</meta:editing-cycles>
    <meta:editing-duration>PT31M38S</meta:editing-duration>
    <meta:document-statistic meta:table-count="3" meta:cell-count="357" meta:object-count="0"/>
  </office:meta>
</office:document-meta>
</file>